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T1" style:family="text">
      <style:text-properties style:use-window-font-color="true" style:font-name="Arial Rounded MT Bold" fo:font-size="6pt" fo:font-weight="bold" style:font-size-asian="6pt" style:font-weight-asian="bold" style:font-size-complex="6pt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[v_organisme_correspondance;block=begin]</text:span></text:p>
      <text:p text:style-name="P1">[v_organisme_correspondance.titre] [v_organisme_correspondance.nom] [v_organisme_correspondance.prenom] </text:p>
      <text:p text:style-name="P1"/>
      <text:p text:style-name="P2">=&gt;[v_organisme_correspondance.p1] </text:p>
      <text:p text:style-name="P1">[v_organisme_correspondance.t1] </text:p>
      <text:p text:style-name="P2">=&gt;[v_organisme_correspondance.p1] </text:p>
      <text:p text:style-name="P1">[v_organisme_correspondance.t1] <text:line-break/><text:span text:style-name="T2">=&gt;[v_organisme_correspondance.p1] </text:span></text:p>
      <text:p text:style-name="P1">[v_organisme_correspondance.t1] <text:line-break/><text:span text:style-name="T2">=&gt;[v_organisme_correspondance.p1] </text:span></text:p>
      <text:p text:style-name="P1">[v_organisme_correspondance.t1] <text:line-break/><text:span text:style-name="T2">=&gt;[v_organisme_correspondance.p1] </text:span></text:p>
      <text:p text:style-name="P1">[v_organisme_correspondance.t1] <text:line-break/><text:span text:style-name="T2">=&gt;[v_organisme_correspondance.p1] </text:span></text:p>
      <text:p text:style-name="P1">[v_organisme_correspondance.t1] <text:line-break/></text:p>
      <text:p text:style-name="P3">[v_organisme_correspondance;block=end]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9.9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uy Gourmellet</meta:initial-creator>
    <meta:creation-date>2007-08-01T15:46:48</meta:creation-date>
    <dc:creator>Guy Gourmellet</dc:creator>
    <dc:date>2007-08-01T17:23:37</dc:date>
    <dc:language>fr-FR</dc:language>
    <meta:editing-cycles>3</meta:editing-cycles>
    <meta:editing-duration>PT21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1" meta:word-count="55" meta:character-count="583"/>
  </office:meta>
</office:document-meta>
</file>